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78250539562009028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86918169132425561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35872116203123822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25341634343289547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333017595906260139"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801071930005528988"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57413054863378111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639991500989181220"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650155" text:continue-list="list257413054863378111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91680497491776460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46366"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6361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653057"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663491"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34688"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523115482581021641"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text:soft-page-break/></text:p>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7">In the last week: <text:span text:style-name="T1">20.2 miles</text:span></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text:soft-page-break/>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8"><text:span text:style-name="T2"/></text:p>
      <text:p text:style-name="P68"><text:span text:style-name="T2">Wed April 28, 2021 </text:span>2.5 miles</text:p>
      <text:p text:style-name="P68">Warm up: <text:span text:style-name="T2">0.25 miles </text:span></text:p>
      <text:p text:style-name="P68">Run: <text:span text:style-name="T2">2 miles on the cemetery loop in 18:12, Splits: 9:49, 8:23 sum of ascents: 130 feet.</text:span></text:p>
      <text:p text:style-name="P68">Warm down: <text:span text:style-name="T2">0.25 miles</text:span></text:p>
      <text:p text:style-name="P67"><text:s text:c="2"/></text:p>
      <text:p text:style-name="P23"/>
      <text:p text:style-name="P67"/>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116051412546799332"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8T19:42:19.06</dc:date>
    <dc:creator>James Lombardi</dc:creator>
    <meta:editing-duration>P10DT9H22M12S</meta:editing-duration>
    <meta:editing-cycles>908</meta:editing-cycles>
    <meta:generator>OpenOffice/4.1.2$Win32 OpenOffice.org_project/412m3$Build-9782</meta:generator>
    <meta:document-statistic meta:table-count="0" meta:image-count="9" meta:object-count="0" meta:page-count="101" meta:paragraph-count="2784" meta:word-count="31141" meta:character-count="159311"/>
  </office:meta>
</office:document-meta>
</file>